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91BE76E13007E299.png" manifest:media-type="image/png"/>
  <manifest:file-entry manifest:full-path="Pictures/1000020100000480000002882111FD53F92BD3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1" fo:font-size="12pt" fo:letter-spacing="normal" fo:font-style="normal" style:text-underline-style="none" fo:font-weight="normal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1" fo:font-size="7pt" fo:letter-spacing="normal" fo:font-style="normal" style:text-underline-style="none" fo:font-weight="normal" style:font-name-asian="Open Sans1" style:font-size-asian="7pt" style:font-style-asian="normal" style:font-weight-asian="normal" style:font-name-complex="Open Sans1" style:font-size-complex="7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2" draw:layer="layout" svg:width="3.859cm" svg:height="7.158cm" svg:x="2.247cm" svg:y="1.992cm">
          <text:p text:style-name="P1"><text:span text:style-name="T1">Only those with financial means can access vast tracts of science, preventing innov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2" draw:layer="layout" svg:width="3.859cm" svg:height="3.298cm" svg:x="6.201cm" svg:y="2.054cm">
          <text:p text:style-name="P1"><text:span text:style-name="T1">We create a decentralised publishing platform for research with no paywal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1" draw:text-style-name="P2" draw:layer="layout" svg:width="3.859cm" svg:height="3.049cm" svg:x="6.201cm" svg:y="6.101cm">
          <text:p text:style-name="P1"><text:span text:style-name="T1">The number of articles offered.</text:span></text:p>
          <text:p text:style-name="P1"><text:span text:style-name="T1">The number of projects our articles help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2" draw:layer="layout" svg:width="7.843cm" svg:height="3.298cm" svg:x="2.216cm" svg:y="9.899cm">
          <text:p text:style-name="P1"><text:span text:style-name="T1">Web design, front end design, decentralised app design/experience in usage of blockchain, Ethereum, IPFS, experience with online/in game currenc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2" draw:layer="layout" svg:width="11.267cm" svg:height="3.298cm" svg:x="10.216cm" svg:y="2.023cm">
          <text:p text:style-name="P1"><text:span text:style-name="T1">We are a decentralised service offering scientific knowledge for free, along with peer review and reputation over a blockcha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2" draw:layer="layout" svg:width="6.878cm" svg:height="2.489cm" svg:x="10.216cm" svg:y="6.661cm">
          <text:p text:style-name="P1"><text:span text:style-name="T1">Researchers publishing work</text:span></text:p>
          <text:p text:style-name="P1"><text:span text:style-name="T1">Students</text:span></text:p>
          <text:p text:style-name="P1"><text:span text:style-name="T1">Universities</text:span></text:p>
          <text:p text:style-name="P1"><text:span text:style-name="T1">Conference speak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" draw:text-style-name="P2" draw:layer="layout" svg:width="4.419cm" svg:height="3.049cm" svg:x="17.064cm" svg:y="6.225cm">
          <text:p text:style-name="P1"><text:span text:style-name="T2">Facebook</text:span></text:p>
          <text:p text:style-name="P1"><text:span text:style-name="T2">Twitter</text:span></text:p>
          <text:p text:style-name="P1"><text:span text:style-name="T2">GitHub</text:span></text:p>
          <text:p text:style-name="P1"><text:span text:style-name="T2">Pitching stories to online news</text:span></text:p>
          <text:p text:style-name="P1"><text:span text:style-name="T2">Approaching academics outspoken against paywalls to publish through 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" draw:text-style-name="P2" draw:layer="layout" svg:width="6.878cm" svg:height="2.738cm" svg:x="10.216cm" svg:y="10.459cm">
          <text:p text:style-name="P1"><text:span text:style-name="T2">Web designers</text:span></text:p>
          <text:p text:style-name="P1"><text:span text:style-name="T2">Front end designers</text:span></text:p>
          <text:p text:style-name="P1"><text:span text:style-name="T2">Programmers with experience in decentralised apps</text:span></text:p>
          <text:p text:style-name="P1"><text:span text:style-name="T2">Researchers</text:span></text:p>
          <text:p text:style-name="P1"><text:span text:style-name="T2">Peer reviewers</text:span></text:p>
          <text:p text:style-name="P1"><text:span text:style-name="T2">People willing to vote on articles</text:span></text:p>
          <text:p text:style-name="P1"><text:span text:style-name="T2">People willing to search for orphaned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4.482cm" svg:height="2.489cm" svg:x="17.002cm" svg:y="10.552cm">
          <text:p text:style-name="P1"><text:span text:style-name="T2">Facebook</text:span></text:p>
          <text:p text:style-name="P1"><text:span text:style-name="T2">Twitter</text:span></text:p>
          <text:p text:style-name="P1"><text:span text:style-name="T2">GitHub</text:span></text:p>
          <text:p text:style-name="P1"><text:span text:style-name="T2">Pitching stories to online news</text:span></text:p>
          <text:p text:style-name="P1"><text:span text:style-name="T2">Approaching academics outspoken against paywalls to publish through 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1" draw:text-style-name="P2" draw:layer="layout" svg:width="8.186cm" svg:height="0.746cm" svg:x="13.298cm" svg:y="0.187cm">
          <text:p text:style-name="P1"><text:span text:style-name="T3">Alethe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2" draw:text-style-name="P2" draw:layer="layout" svg:width="3.205cm" svg:height="2.209cm" svg:x="21.758cm" svg:y="10.988cm">
          <text:p text:style-name="P1"><text:span text:style-name="T4">See next slide for instruct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5">Go to </text:span><text:span text:style-name="T6">File</text:span><text:span text:style-name="T5"> &gt; </text:span><text:span text:style-name="T6">Make a Copy…</text:span><text:span text:style-name="T5"> to make your own canvas</text:span></text:p>
              <text:p text:style-name="P3"><text:span text:style-name="T5">See next slide for instructions</text:span></text:p>
            </draw:text-box>
          </draw:frame>
        </presentation:notes>
      </draw:page>
      <draw:page draw:name="page2" draw:style-name="dp3" draw:master-page-name="Title_20_and_20_body" presentation:presentation-page-layout-name="AL2T1">
        <presentation:notes draw:style-name="dp2">
          <draw:page-thumbnail draw:name="Shape 66" draw:style-name="gr3" draw:layer="layout" svg:width="16.932cm" svg:height="9.524cm" svg:x="1.059cm" svg:y="1.905cm" draw:page-number="2" presentation:class="page"/>
          <draw:frame draw:name="Shape 6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480000002882111FD53F92BD386.png" xlink:type="simple" xlink:show="embed" xlink:actuate="onLoad"/>
    <draw:fill-image draw:name="msFillBitmap_20_2" draw:display-name="msFillBitmap 2" xlink:href="Pictures/10000201000004800000028891BE76E13007E2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5.1.0.3$Linux_X86_64 LibreOffice_project/</meta:generator>
  </office:meta>
</office:document-meta>
</file>